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be1a8" officeooo:paragraph-rsid="0077b519"/>
    </style:style>
    <style:style style:name="P2" style:family="paragraph" style:parent-style-name="Text_20_body">
      <style:text-properties officeooo:rsid="006be1a8" officeooo:paragraph-rsid="0081b051"/>
    </style:style>
    <style:style style:name="P3" style:family="paragraph" style:parent-style-name="Text_20_body">
      <style:text-properties officeooo:rsid="007d5d5b" officeooo:paragraph-rsid="0081b051"/>
    </style:style>
    <style:style style:name="P4" style:family="paragraph" style:parent-style-name="Text_20_body">
      <style:text-properties officeooo:rsid="0081b051" officeooo:paragraph-rsid="0081b051"/>
    </style:style>
    <style:style style:name="P5" style:family="paragraph" style:parent-style-name="Text_20_body">
      <style:text-properties officeooo:rsid="007a27ce" officeooo:paragraph-rsid="0081b051"/>
    </style:style>
    <style:style style:name="P6" style:family="paragraph" style:parent-style-name="Text_20_body" style:list-style-name="L1">
      <style:text-properties officeooo:rsid="007a27ce" officeooo:paragraph-rsid="0081b051"/>
    </style:style>
    <style:style style:name="P7" style:family="paragraph" style:parent-style-name="Text_20_body" style:list-style-name="L2">
      <style:text-properties officeooo:rsid="007a27ce" officeooo:paragraph-rsid="0081b051"/>
    </style:style>
    <style:style style:name="P8" style:family="paragraph" style:parent-style-name="Text_20_body" style:list-style-name="L3">
      <style:text-properties officeooo:rsid="007a27ce" officeooo:paragraph-rsid="0081b051"/>
    </style:style>
    <style:style style:name="P9" style:family="paragraph" style:parent-style-name="Text_20_body" style:list-style-name="L4">
      <style:text-properties officeooo:rsid="007a27ce" officeooo:paragraph-rsid="0081b051"/>
    </style:style>
    <style:style style:name="P10" style:family="paragraph" style:parent-style-name="Text_20_body" style:list-style-name="L2">
      <style:text-properties officeooo:rsid="0081b051" officeooo:paragraph-rsid="0081b051"/>
    </style:style>
    <style:style style:name="P11" style:family="paragraph" style:parent-style-name="Heading_20_2">
      <style:text-properties officeooo:rsid="007a27ce" officeooo:paragraph-rsid="0065f7c6"/>
    </style:style>
    <style:style style:name="T1" style:family="text">
      <style:text-properties fo:font-size="7pt" officeooo:rsid="002efa7f" style:font-size-asian="7pt" style:font-size-complex="7pt"/>
    </style:style>
    <style:style style:name="T2" style:family="text">
      <style:text-properties fo:font-size="7pt" officeooo:rsid="0077b519" style:font-size-asian="7pt" style:font-size-complex="7pt"/>
    </style:style>
    <style:style style:name="T3" style:family="text">
      <style:text-properties fo:font-size="7pt" officeooo:rsid="0081b051" style:font-size-asian="7pt" style:font-size-complex="7pt"/>
    </style:style>
    <style:style style:name="T4" style:family="text">
      <style:text-properties officeooo:rsid="0081b05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span text:style-name="T4">Pairing </text:span>IO device <text:span text:style-name="T4">and control computer</text:span></text:h>
      <text:p text:style-name="P1"><text:span text:style-name="T2">200127</text:span><text:span text:style-name="T1">, updated </text:span><text:span text:style-name="T3">5</text:span><text:span text:style-name="T1">.</text:span><text:span text:style-name="T3">6</text:span><text:span text:style-name="T1">.2019/pekka</text:span></text:p>
      <text:p text:style-name="P5">IO device picks up address by DHCP. Ability to choose static IP (always the same) is also good. It may be is needed if no DHCP is available.</text:p>
      <text:p text:style-name="P2"/>
      <text:list xml:id="list911392149" text:style-name="L1">
        <text:list-item>
          <text:p text:style-name="P6">Pres pair button on IO device. It should be a bosh button, and go automatically off, lets say in fifteen minutes. </text:p>
        </text:list-item>
        <text:list-item>
          <text:p text:style-name="P6">It starts broadcasting "pair me" message and blinking LED to indicate pairing mode.</text:p>
        </text:list-item>
      </text:list>
      <text:p text:style-name="P2"/>
      <text:p text:style-name="P5">On control computer UI, a "New board" appears. It shows what kind of board.</text:p>
      <text:p text:style-name="P5">If user with admin right clicks "connect it" button. </text:p>
      <text:list xml:id="list884196519" text:style-name="L2">
        <text:list-item>
          <text:p text:style-name="P7">Control computer establishes secure connection to the device by IP address from the broadcast. (well, somewhat secure, if malicious person manages to put another device in pairing mode at same moment as our board, it may be possible to confuse the two and pair wrong one).</text:p>
        </text:list-item>
        <text:list-item>
          <text:p text:style-name="P7">IO device generates itself private/public key pair.</text:p>
        </text:list-item>
        <text:list-item>
          <text:p text:style-name="P7">The new board gets stores IP of the control computer (this can be a parameter, in case the device will be in different network segment)</text:p>
        </text:list-item>
        <text:list-item>
          <text:p text:style-name="P10">Optionally static network configuration can be given as parameter.</text:p>
        </text:list-item>
        <text:list-item>
          <text:p text:style-name="P7">Device number, etc, identification can be given as parameter.</text:p>
        </text:list-item>
        <text:list-item>
          <text:p text:style-name="P7">The control computer stores device's public key of the IO board to "ok" devices list. If the board is to connect to control computer is elsewhere, it must be possible to copy this public key to email, etc. it, well it is not secret. And then to paste it to real control computer as accepted device.</text:p>
        </text:list-item>
      </text:list>
      <text:p text:style-name="P2"/>
      <text:p text:style-name="P4">Notes/taughts</text:p>
      <text:list xml:id="list291148859" text:style-name="L3">
        <text:list-item>
          <text:p text:style-name="P8">If the boards is not paired, it will resume normal operation as configured previously once pairing button press times out. </text:p>
        </text:list-item>
        <text:list-item>
          <text:p text:style-name="P8">Pressing pairing button again will cancel the pairing mode.</text:p>
        </text:list-item>
        <text:list-item>
          <text:p text:style-name="P8">Pairing should work almost the same without security, just without generating public/private key pair. But without security only MAC or random generated password of the IO device is stored on control computer's accepted devices list. And this is transmitted as plain text over network, thus there is no any real security. But this is enough to prevent use of wring IO board by mistake. </text:p>
        </text:list-item>
      </text:list>
      <text:p text:style-name="P2"/>
      <text:p text:style-name="P5">Security risks.</text:p>
      <text:list xml:id="list555176638" text:style-name="L4">
        <text:list-item>
          <text:p text:style-name="P9">Another control computer takes the ownership the board while it is being paired. This will be noticed since person doing the pairing will not be able to pair with board. Anyhow the intruder may be in control of the IO device, until it is paired again. </text:p>
        </text:list-item>
        <text:list-item>
          <text:p text:style-name="P9">Someone takes the IO board, hacks access to it's micro controller's flash memory and takes private key from there. In this case intruder would be able to pretend to be the IO board and supply control computer with erroneous inputs.</text:p>
        </text:list-item>
      </text:list>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1-25T17:13:56.805953939</dc:date>
    <meta:editing-duration>PT3H15M20S</meta:editing-duration>
    <meta:editing-cycles>98</meta:editing-cycles>
    <meta:generator>LibreOffice/6.2.4.2$Linux_X86_64 LibreOffice_project/20$Build-2</meta:generator>
    <meta:document-statistic meta:table-count="0" meta:image-count="0" meta:object-count="0" meta:page-count="1" meta:paragraph-count="20" meta:word-count="441" meta:character-count="2508" meta:non-whitespace-character-count="2095"/>
  </office:meta>
</office:document-meta>
</file>